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6.209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433cm"/>
    </style:style>
    <style:style style:name="co6" style:family="table-column">
      <style:table-column-properties fo:break-before="auto" style:column-width="8.55cm"/>
    </style:style>
    <style:style style:name="co7" style:family="table-column">
      <style:table-column-properties fo:break-before="auto" style:column-width="5.583cm"/>
    </style:style>
    <style:style style:name="co8" style:family="table-column">
      <style:table-column-properties fo:break-before="auto" style:column-width="6.071cm"/>
    </style:style>
    <style:style style:name="co9" style:family="table-column">
      <style:table-column-properties fo:break-before="auto" style:column-width="7.297cm"/>
    </style:style>
    <style:style style:name="co10" style:family="table-column">
      <style:table-column-properties fo:break-before="auto" style:column-width="6.997cm"/>
    </style:style>
    <style:style style:name="co11" style:family="table-column">
      <style:table-column-properties fo:break-before="auto" style:column-width="4.466cm"/>
    </style:style>
    <style:style style:name="co12" style:family="table-column">
      <style:table-column-properties fo:break-before="auto" style:column-width="3.104cm"/>
    </style:style>
    <style:style style:name="ro1" style:family="table-row">
      <style:table-row-properties style:row-height="0.5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4000" fo:border="0.74pt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4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4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ffffff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bold" style:font-name-complex="Times New Roman" style:font-size-complex="12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ackground-color="#ffd428" style:text-align-source="fix" style:repeat-content="false" fo:border="0.74pt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>
      <style:table-cell-properties fo:border-bottom="0.74pt solid #ff4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74pt solid #ff4000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solid #ff4000" fo:background-color="#b4c7d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27" style:family="table-cell" style:parent-style-name="Default">
      <style:table-cell-properties fo:background-color="#b4c7dc" fo:border="0.74pt solid #000000"/>
    </style:style>
    <style:style style:name="ce22" style:family="table-cell" style:parent-style-name="Default">
      <style:table-cell-properties fo:border-bottom="0.74pt solid #ff4000" fo:background-color="#b4c7dc" fo:border-left="0.74pt solid #000000" fo:border-right="0.74pt solid #000000" fo:border-top="0.74pt solid #000000"/>
    </style:style>
    <style:style style:name="ce29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729fcf" fo:border="0.74pt solid #000000"/>
    </style:style>
    <style:style style:name="ce3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</style:style>
    <style:style style:name="ce4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729fcf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2pt" style:language-asian="zxx" style:country-asian="none" style:font-style-asian="normal" style:font-weight-asian="normal" style:font-name-complex="Times New Roman" style:font-size-complex="12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order-bottom="0.74pt solid #ff4000" fo:background-color="#b4c7d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</style:style>
    <style:style style:name="ce37" style:family="table-cell" style:parent-style-name="Default">
      <style:table-cell-properties fo:background-color="#b4c7dc"/>
    </style:style>
    <style:style style:name="ce48" style:family="table-cell" style:parent-style-name="Default">
      <style:table-cell-properties fo:background-color="#ff4000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ff4000" fo:border="0.74pt solid #000000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50" style:family="table-cell" style:parent-style-name="Default">
      <style:table-cell-properties fo:background-color="#00a933" fo:border="0.74pt solid #000000"/>
      <style:text-properties fo:color="#000000" fo:font-weight="bold" style:font-weight-asian="bold" style:font-weight-complex="bold"/>
    </style:style>
    <style:style style:name="ce55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b4c7dc" fo:border="0.74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ffd428" style:text-align-source="fix" style:repeat-content="false" fo:wrap-option="wrap" fo:border="0.74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be480a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/>
      <style:text-properties fo:color="#000000"/>
    </style:style>
    <style:style style:name="ce7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</style:style>
    <style:style style:name="ce39" style:family="table-cell" style:parent-style-name="Default">
      <style:table-cell-properties fo:background-color="#729fcf" fo:wrap-option="wrap" fo:border="0.74pt solid #000000"/>
    </style:style>
    <style:style style:name="ce61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be480a" fo:border="0.74pt solid #000000"/>
    </style:style>
    <style:style style:name="ce64" style:family="table-cell" style:parent-style-name="Default">
      <style:table-cell-properties fo:background-color="#b47804" fo:border="0.74pt solid #000000"/>
    </style:style>
    <style:style style:name="ce65" style:family="table-cell" style:parent-style-name="Default">
      <style:table-cell-properties fo:background-color="#ff972f" fo:border="0.74pt solid #000000"/>
    </style:style>
    <style:style style:name="ce66" style:family="table-cell" style:parent-style-name="Default">
      <style:table-cell-properties fo:background-color="#e8f2a1" fo:border="0.74pt solid #000000"/>
    </style:style>
    <style:style style:name="ce67" style:family="table-cell" style:parent-style-name="Default">
      <style:table-cell-properties fo:border="0.74pt solid #000000"/>
    </style:style>
    <style:style style:name="ce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T1" style:family="text">
      <style:text-properties style:font-name="Times New Roman" fo:font-size="12pt" style:letter-kerning="true" fo:language="zxx" fo:country="none" style:language-asian="zxx" style:country-asian="none" style:language-complex="zxx" style:country-complex="none" style:font-name-complex="Times New Roman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6"/>
        <table:table-column table:style-name="co8" table:default-cell-style-name="ce30"/>
        <table:table-column table:style-name="co9" table:default-cell-style-name="ce30"/>
        <table:table-column table:style-name="co10" table:default-cell-style-name="ce30"/>
        <table:table-column table:style-name="co11" table:number-columns-repeated="3" table:default-cell-style-name="ce30"/>
        <table:table-column table:style-name="co4" table:default-cell-style-name="Default"/>
        <table:table-column table:style-name="co12" table:default-cell-style-name="Default"/>
        <table:table-row table:style-name="ro1">
          <table:table-cell table:style-name="ce1" office:value-type="string" calcext:value-type="string">
            <text:p>Tytuł </text:p>
          </table:table-cell>
          <table:table-cell table:style-name="ce1" office:value-type="string" calcext:value-type="string">
            <text:p>Autor</text:p>
          </table:table-cell>
          <table:table-cell table:style-name="ce1" office:value-type="string" calcext:value-type="string">
            <text:p>Wersja dokumentu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Nazwa aplikacji</text:p>
          </table:table-cell>
          <table:table-cell table:style-name="ce1" office:value-type="string" calcext:value-type="string">
            <text:p>Link do aplikacji</text:p>
          </table:table-cell>
          <table:table-cell table:style-name="Default" table:number-columns-repeated="7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1" table:number-rows-spanned="2">
            <text:p>Pokrycie testowe aplikacji</text:p>
          </table:table-cell>
          <table:table-cell table:style-name="ce2" office:value-type="string" calcext:value-type="string" table:number-columns-spanned="1" table:number-rows-spanned="2">
            <text:p>Andrzej Wachnicki</text:p>
          </table:table-cell>
          <table:table-cell table:style-name="ce4" office:value-type="float" office:value="1" calcext:value-type="float" table:number-columns-spanned="1" table:number-rows-spanned="2">
            <text:p>1</text:p>
          </table:table-cell>
          <table:table-cell table:style-name="ce4" office:value-type="string" calcext:value-type="string" table:number-columns-spanned="1" table:number-rows-spanned="2">
            <text:p>24.03.2022r.</text:p>
          </table:table-cell>
          <table:table-cell table:style-name="ce5" office:value-type="string" calcext:value-type="string" table:number-columns-spanned="1" table:number-rows-spanned="2">
            <text:p>JaNieTakiOrk Generator RPG</text:p>
          </table:table-cell>
          <table:table-cell table:style-name="ce6" office:value-type="string" calcext:value-type="string" table:number-columns-spanned="1" table:number-rows-spanned="2">
            <text:p><text:span text:style-name="T1">https://github.com/MaciejGrochowski/PRI</text:span></text:p>
          </table:table-cell>
          <table:table-cell table:style-name="Default" table:number-columns-repeated="7"/>
          <table:table-cell table:number-columns-repeated="2"/>
        </table:table-row>
        <table:table-row table:style-name="ro2">
          <table:covered-table-cell table:number-columns-repeated="6" table:style-name="ce3"/>
          <table:table-cell table:style-name="Default" table:number-columns-repeated="7"/>
          <table:table-cell table:number-columns-repeated="2"/>
        </table:table-row>
        <table:table-row table:style-name="ro2" table:number-rows-repeated="4">
          <table:table-cell table:number-columns-repeated="6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6"/>
          <table:table-cell table:style-name="ce14" office:value-type="string" calcext:value-type="string" table:number-columns-spanned="1" table:number-rows-spanned="3">
            <text:p>Obszar aplikacji</text:p>
          </table:table-cell>
          <table:table-cell table:style-name="ce14" office:value-type="string" calcext:value-type="string" table:number-columns-spanned="1" table:number-rows-spanned="3">
            <text:p>Funkcjonalność</text:p>
          </table:table-cell>
          <table:table-cell table:style-name="ce14" office:value-type="string" calcext:value-type="string" table:number-columns-spanned="1" table:number-rows-spanned="3">
            <text:p>Idea testowa</text:p>
          </table:table-cell>
          <table:table-cell table:style-name="ce14" office:value-type="string" calcext:value-type="string" table:number-columns-spanned="1" table:number-rows-spanned="3">
            <text:p>Numer przypadku testowego</text:p>
          </table:table-cell>
          <table:table-cell table:style-name="ce14" office:value-type="string" calcext:value-type="string" table:number-columns-spanned="1" table:number-rows-spanned="3">
            <text:p>Wynik testu</text:p>
          </table:table-cell>
          <table:table-cell table:style-name="ce51" office:value-type="string" calcext:value-type="string" table:number-columns-spanned="1" table:number-rows-spanned="3">
            <text:p>Numer zgłoszenia błędu</text:p>
          </table:table-cell>
          <table:table-cell table:style-name="ce14" office:value-type="string" calcext:value-type="string" table:number-columns-spanned="1" table:number-rows-spanned="3">
            <text:p>Uwagi</text:p>
          </table:table-cell>
          <table:table-cell table:style-name="ce61" office:value-type="string" calcext:value-type="string" table:number-columns-spanned="2" table:number-rows-spanned="1">
            <text:p>Historia</text:p>
          </table:table-cell>
          <table:covered-table-cell table:style-name="ce67"/>
        </table:table-row>
        <table:table-row table:style-name="ro2">
          <table:table-cell table:number-columns-repeated="6"/>
          <table:covered-table-cell table:number-columns-repeated="7" table:style-name="ce18"/>
          <table:table-cell table:style-name="ce62" office:value-type="string" calcext:value-type="string">
            <text:p>Kolor</text:p>
          </table:table-cell>
          <table:table-cell table:style-name="ce62" office:value-type="string" calcext:value-type="string">
            <text:p>Znaczenie błędu</text:p>
          </table:table-cell>
        </table:table-row>
        <table:table-row table:style-name="ro2">
          <table:table-cell table:number-columns-repeated="6"/>
          <table:covered-table-cell table:number-columns-repeated="7" table:style-name="ce18"/>
          <table:table-cell table:style-name="ce63"/>
          <table:table-cell table:style-name="ce68" office:value-type="string" calcext:value-type="string">
            <text:p>Krytyczny</text:p>
          </table:table-cell>
        </table:table-row>
        <table:table-row table:style-name="ro2">
          <table:table-cell table:number-columns-repeated="6"/>
          <table:table-cell table:style-name="ce19" office:value-type="string" calcext:value-type="string" table:number-columns-spanned="1" table:number-rows-spanned="8">
            <text:p>Obszar logowania</text:p>
          </table:table-cell>
          <table:table-cell table:style-name="ce26" office:value-type="string" calcext:value-type="string" table:number-columns-spanned="1" table:number-rows-spanned="8">
            <text:p>Logowanie na konto użytkownika</text:p>
          </table:table-cell>
          <table:table-cell table:style-name="ce36" office:value-type="string" calcext:value-type="string" table:number-columns-spanned="1" table:number-rows-spanned="4">
            <text:p>Przetestowanie logowania z poprawnymi danymi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45" office:value-type="string" calcext:value-type="string" table:number-columns-spanned="1" table:number-rows-spanned="8">
            <text:p>* Należy najpierw przetestować funkcjonalność rejestracji nowego konta użytkownika</text:p>
          </table:table-cell>
          <table:table-cell table:style-name="ce64"/>
          <table:table-cell table:style-name="ce68" office:value-type="string" calcext:value-type="string">
            <text:p>Wysoki</text:p>
          </table:table-cell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style-name="ce65"/>
          <table:table-cell table:style-name="ce68" office:value-type="string" calcext:value-type="string">
            <text:p>Średni</text:p>
          </table:table-cell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style-name="ce66"/>
          <table:table-cell table:style-name="ce68" office:value-type="string" calcext:value-type="string">
            <text:p>Niski</text:p>
          </table:table-cell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45" office:value-type="string" calcext:value-type="string" table:number-columns-spanned="1" table:number-rows-spanned="4">
            <text:p>Przetestowanie logowania z niepoprawnymi danymi</text:p>
          </table:table-cell>
          <table:table-cell table:style-name="ce26" table:number-columns-spanned="1" table:number-rows-spanned="4"/>
          <table:table-cell table:style-name="ce26" table:number-columns-spanned="1" table:number-rows-spanned="4"/>
          <table:table-cell table:style-name="ce26" table:number-columns-spanned="1" table:number-rows-spanned="4"/>
          <table:covered-table-cell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 table:style-name="ce17"/>
          <table:covered-table-cell table:number-columns-repeated="6" table:style-name="ce22"/>
          <table:table-cell table:number-columns-repeated="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6">
            <text:p>Obszar rejestracji konta</text:p>
          </table:table-cell>
          <table:table-cell table:style-name="ce29" office:value-type="string" calcext:value-type="string" table:number-columns-spanned="1" table:number-rows-spanned="26">
            <text:p>Założenie nowego konta użytkownika</text:p>
          </table:table-cell>
          <table:table-cell table:style-name="ce42" office:value-type="string" calcext:value-type="string" table:number-columns-spanned="1" table:number-rows-spanned="4">
            <text:p>Przetestowanie rejestracji z podaniem poprawnych danych</text:p>
          </table:table-cell>
          <table:table-cell table:style-name="ce29" office:value-type="string" calcext:value-type="string" table:number-columns-spanned="1" table:number-rows-spanned="2">
            <text:p>#TC8</text:p>
          </table:table-cell>
          <table:table-cell table:style-name="ce48" office:value-type="string" calcext:value-type="string" table:number-columns-spanned="1" table:number-rows-spanned="2">
            <text:p>Negatywny</text:p>
          </table:table-cell>
          <table:table-cell table:style-name="ce57" office:value-type="string" calcext:value-type="string" table:number-columns-spanned="1" table:number-rows-spanned="2">
            <text:p>#1</text:p>
          </table:table-cell>
          <table:table-cell table:style-name="ce42" office:value-type="string" calcext:value-type="string" table:number-columns-spanned="1" table:number-rows-spanned="4">
            <text:p>Możliwe obejście błędu poprzez wpisanie wartości do bazy danych w tabeli users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49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10</text:p>
          </table:table-cell>
          <table:table-cell table:style-name="ce48" office:value-type="string" calcext:value-type="string" table:number-columns-spanned="1" table:number-rows-spanned="2">
            <text:p>Negatywny</text:p>
          </table:table-cell>
          <table:table-cell table:style-name="ce57" office:value-type="string" calcext:value-type="string" table:number-columns-spanned="1" table:number-rows-spanned="2">
            <text:p>#1</text:p>
          </table:table-cell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49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2">
            <text:p>Przetestowanie wysłania pustego formularza rejestracji</text:p>
          </table:table-cell>
          <table:table-cell table:style-name="ce29" office:value-type="string" calcext:value-type="string" table:number-columns-spanned="1" table:number-rows-spanned="2">
            <text:p>#TC9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table-cell table:style-name="ce29" table:number-columns-spanned="1" table:number-rows-spanned="22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2">
            <text:p>Przetestowanie czy można stworzyć konto o takich samych danych jak istniejące</text:p>
          </table:table-cell>
          <table:table-cell table:style-name="ce29" office:value-type="string" calcext:value-type="string" table:number-columns-spanned="1" table:number-rows-spanned="2">
            <text:p>#TC12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2">
            <text:p>Przetestowanie wysłania formularza bez akceptacji regulaminu</text:p>
          </table:table-cell>
          <table:table-cell table:style-name="ce29" office:value-type="string" calcext:value-type="string" table:number-columns-spanned="1" table:number-rows-spanned="2">
            <text:p>#TC13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16">
            <text:p>Przetestowanie walidacji każdego pola formularza</text:p>
          </table:table-cell>
          <table:table-cell table:style-name="ce29" office:value-type="string" calcext:value-type="string" table:number-columns-spanned="1" table:number-rows-spanned="2">
            <text:p>#TC1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2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3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4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5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covered-table-cell table:style-name="ce42"/>
          <table:table-cell table:style-name="ce29" office:value-type="string" calcext:value-type="string" table:number-columns-spanned="1" table:number-rows-spanned="2">
            <text:p>#TC6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7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 table:style-name="ce29" office:value-type="string" calcext:value-type="string" table:number-columns-spanned="1" table:number-rows-spanned="2">
            <text:p>#TC11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29" office:value-type="string" calcext:value-type="string" table:number-columns-spanned="1" table:number-rows-spanned="2">
            <text:p>-</text:p>
          </table:table-cell>
          <table:covered-table-cell table:style-name="ce29"/>
          <table:table-cell table:number-columns-repeated="2"/>
        </table:table-row>
        <table:table-row table:style-name="ro2">
          <table:table-cell table:number-columns-repeated="6"/>
          <table:covered-table-cell table:number-columns-repeated="4"/>
          <table:covered-table-cell table:style-name="ce50"/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21">
            <text:p>Obszar tworzenia postaci</text:p>
          </table:table-cell>
          <table:table-cell table:style-name="ce31" office:value-type="string" calcext:value-type="string" table:number-columns-spanned="1" table:number-rows-spanned="2">
            <text:p>Losowe generowanie wszystkich statystyk postaci</text:p>
          </table:table-cell>
          <table:table-cell table:style-name="ce36" office:value-type="string" calcext:value-type="string" table:number-columns-spanned="1" table:number-rows-spanned="2">
            <text:p>Przetestowanie czy naciśnięcie przycisku powoduje wygenerowanie statystyk postaci</text:p>
          </table:table-cell>
          <table:table-cell table:style-name="ce38" office:value-type="string" calcext:value-type="string" table:number-columns-spanned="1" table:number-rows-spanned="2">
            <text:p>#TC14</text:p>
          </table:table-cell>
          <table:table-cell table:style-name="ce48" office:value-type="string" calcext:value-type="string" table:number-columns-spanned="1" table:number-rows-spanned="2">
            <text:p>Negatywny</text:p>
          </table:table-cell>
          <table:table-cell table:style-name="ce58" office:value-type="string" calcext:value-type="string" table:number-columns-spanned="1" table:number-rows-spanned="2">
            <text:p>#3</text:p>
          </table:table-cell>
          <table:table-cell table:style-name="ce71" office:value-type="string" calcext:value-type="string" table:number-columns-spanned="1" table:number-rows-spanned="2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2" office:value-type="string" calcext:value-type="string" table:number-columns-spanned="1" table:number-rows-spanned="5">
            <text:p>Pojedyncze losowanie cechy postaci</text:p>
          </table:table-cell>
          <table:table-cell table:style-name="ce36" office:value-type="string" calcext:value-type="string" table:number-columns-spanned="1" table:number-rows-spanned="4">
            <text:p>Przetestowanie czy naciśnięcie przycisku powoduje generowanie nowej wartości w każdym polu statystyk</text:p>
          </table:table-cell>
          <table:table-cell table:style-name="ce38" office:value-type="string" calcext:value-type="string" table:number-columns-spanned="1" table:number-rows-spanned="4">
            <text:p>#TC15</text:p>
          </table:table-cell>
          <table:table-cell table:style-name="ce53" office:value-type="string" calcext:value-type="string" table:number-columns-spanned="1" table:number-rows-spanned="4">
            <text:p>Pozytywny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71" office:value-type="string" calcext:value-type="string" table:number-columns-spanned="1" table:number-rows-spanned="4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covered-table-cell table:style-name="ce37"/>
          <table:covered-table-cell table:number-columns-repeated="3" table:style-name="ce38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3">
          <table:table-cell table:number-columns-repeated="6"/>
          <table:covered-table-cell/>
          <table:covered-table-cell table:style-name="ce27"/>
          <table:table-cell table:style-name="ce36" office:value-type="string" calcext:value-type="string">
            <text:p>Przetestowanie dostępności opcji pojedynczego losowania cechy po spełnieniu określonych warunków dla każdego pola</text:p>
          </table:table-cell>
          <table:table-cell table:style-name="ce27" table:number-columns-repeated="3"/>
          <table:table-cell table:style-name="ce71" office:value-type="string" calcext:value-type="string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4" office:value-type="string" calcext:value-type="string" table:number-columns-spanned="1" table:number-rows-spanned="4">
            <text:p>Generowanie statystyk bojowych</text:p>
          </table:table-cell>
          <table:table-cell table:style-name="ce36" office:value-type="string" calcext:value-type="string" table:number-columns-spanned="1" table:number-rows-spanned="4">
            <text:p>Przetestowanie czy naciśniecie przycisków Wylosuj statystyki Obecne i Wylosuj statystyki Bazowe powoduje generowanie danych</text:p>
          </table:table-cell>
          <table:table-cell table:style-name="ce38" office:value-type="string" calcext:value-type="string" table:number-columns-spanned="1" table:number-rows-spanned="4">
            <text:p>#TC17</text:p>
          </table:table-cell>
          <table:table-cell table:style-name="ce53" office:value-type="string" calcext:value-type="string" table:number-columns-spanned="1" table:number-rows-spanned="4">
            <text:p>Pozytywny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71" office:value-type="string" calcext:value-type="string" table:number-columns-spanned="1" table:number-rows-spanned="4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5" table:style-name="ce27"/>
          <table:covered-table-cell table:style-name="ce71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5" office:value-type="string" calcext:value-type="string" table:number-columns-spanned="1" table:number-rows-spanned="8">
            <text:p>Zapis postaci</text:p>
          </table:table-cell>
          <table:table-cell table:style-name="ce36" office:value-type="string" calcext:value-type="string" table:number-columns-spanned="1" table:number-rows-spanned="2">
            <text:p>Przetestowanie czy postać jest dostępna w katalogu postaci po zapisaniu</text:p>
          </table:table-cell>
          <table:table-cell table:style-name="ce38" office:value-type="string" calcext:value-type="string" table:number-columns-spanned="1" table:number-rows-spanned="2">
            <text:p>#TC14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table-cell table:style-name="ce36" office:value-type="string" calcext:value-type="string" table:number-columns-spanned="1" table:number-rows-spanned="2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2">
            <text:p>Przetestowanie czy możliwy jest zapis postaci bez zalogowania się</text:p>
          </table:table-cell>
          <table:table-cell table:style-name="ce38" office:value-type="string" calcext:value-type="string" table:number-columns-spanned="1" table:number-rows-spanned="2">
            <text:p>#TC18</text:p>
          </table:table-cell>
          <table:table-cell table:style-name="ce53" office:value-type="string" calcext:value-type="string" table:number-columns-spanned="1" table:number-rows-spanned="2">
            <text:p>Pozytywny</text:p>
          </table:table-cell>
          <table:table-cell table:style-name="ce38" office:value-type="string" calcext:value-type="string" table:number-columns-spanned="1" table:number-rows-spanned="2">
            <text:p>-</text:p>
          </table:table-cell>
          <table:table-cell table:style-name="ce36" office:value-type="string" calcext:value-type="string" table:number-columns-spanned="1" table:number-rows-spanned="2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4">
            <text:p>Przetestowanie czy można przejść do ekranu logowania (a następnie zalogować się) z poziomu ekranu tworzenia postaci</text:p>
          </table:table-cell>
          <table:table-cell table:style-name="ce38" office:value-type="string" calcext:value-type="string" table:number-columns-spanned="1" table:number-rows-spanned="4">
            <text:p>#TC19</text:p>
          </table:table-cell>
          <table:table-cell table:style-name="ce53" office:value-type="string" calcext:value-type="string" table:number-columns-spanned="1" table:number-rows-spanned="4">
            <text:p>Pozytywny</text:p>
          </table:table-cell>
          <table:table-cell table:style-name="ce38" office:value-type="string" calcext:value-type="string" table:number-columns-spanned="1" table:number-rows-spanned="4">
            <text:p>-</text:p>
          </table:table-cell>
          <table:table-cell table:style-name="ce36" office:value-type="string" calcext:value-type="string" table:number-columns-spanned="1" table:number-rows-spanned="4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2">
            <text:p>Ręczne uzupełnianie statystyk postaci</text:p>
          </table:table-cell>
          <table:table-cell table:style-name="ce36" office:value-type="string" calcext:value-type="string" table:number-columns-spanned="1" table:number-rows-spanned="2">
            <text:p>Przetestowanie czy można wybrać bądź wpisać wartość do każdego z pól</text:p>
          </table:table-cell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8" table:number-columns-spanned="1" table:number-rows-spanned="2"/>
          <table:table-cell table:style-name="ce36" office:value-type="string" calcext:value-type="string" table:number-columns-spanned="1" table:number-rows-spanned="2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22">
            <text:p>Obszar tworzenia historii</text:p>
          </table:table-cell>
          <table:table-cell table:style-name="ce29" office:value-type="string" calcext:value-type="string" table:number-columns-spanned="1" table:number-rows-spanned="19">
            <text:p>Stworzenie i zapis historii</text:p>
          </table:table-cell>
          <table:table-cell table:style-name="ce42" office:value-type="string" calcext:value-type="string" table:number-columns-spanned="1" table:number-rows-spanned="3">
            <text:p>Przetestowanie czy próba zapisu pustej historii (brak uzupełnienia wymaganych pól) spowoduje zapis historii</text:p>
          </table:table-cell>
          <table:table-cell table:style-name="ce29" office:value-type="string" calcext:value-type="string" table:number-columns-spanned="1" table:number-rows-spanned="3">
            <text:p>#TC24</text:p>
          </table:table-cell>
          <table:table-cell table:style-name="ce55" office:value-type="string" calcext:value-type="string" table:number-columns-spanned="1" table:number-rows-spanned="3">
            <text:p>Pozytywny</text:p>
          </table:table-cell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3">
            <text:p>Przetestowanie czy brak uzupełnienia któregokolwiek z pól spowoduje zapisanie historii</text:p>
          </table:table-cell>
          <table:table-cell table:style-name="ce29" office:value-type="string" calcext:value-type="string" table:number-columns-spanned="1" table:number-rows-spanned="3">
            <text:p>#TC23</text:p>
          </table:table-cell>
          <table:table-cell table:style-name="ce55" office:value-type="string" calcext:value-type="string" table:number-columns-spanned="1" table:number-rows-spanned="3">
            <text:p>Pozytywny</text:p>
          </table:table-cell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3">
            <text:p>Przetestowanie walidacji każdego pola formularza</text:p>
          </table:table-cell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3">
            <text:p>Przetestowanie czy podanie wszystkich prawidłowych danych dla historii spowoduje jej zapisanie </text:p>
          </table:table-cell>
          <table:table-cell table:style-name="ce29" office:value-type="string" calcext:value-type="string" table:number-columns-spanned="1" table:number-rows-spanned="3">
            <text:p>#TC20</text:p>
          </table:table-cell>
          <table:table-cell table:style-name="ce55" office:value-type="string" calcext:value-type="string" table:number-columns-spanned="1" table:number-rows-spanned="3">
            <text:p>Pozytywny</text:p>
          </table:table-cell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3">
            <text:p>Przetestowanie czy niezalogowany użytkownik ma możliwość zapisu historii</text:p>
          </table:table-cell>
          <table:table-cell table:style-name="ce29" office:value-type="string" calcext:value-type="string" table:number-columns-spanned="1" table:number-rows-spanned="3">
            <text:p>#TC21</text:p>
          </table:table-cell>
          <table:table-cell table:style-name="ce55" office:value-type="string" calcext:value-type="string" table:number-columns-spanned="1" table:number-rows-spanned="3">
            <text:p>Pozytywny</text:p>
          </table:table-cell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4">
            <text:p>Przetestowanie czy istnieje możliwość przejścia ze strony tworzenia historii do ekranu logowania się (a tym samym czy można się zalogować)</text:p>
          </table:table-cell>
          <table:table-cell table:style-name="ce29" office:value-type="string" calcext:value-type="string" table:number-columns-spanned="1" table:number-rows-spanned="4">
            <text:p>#TC22</text:p>
          </table:table-cell>
          <table:table-cell table:style-name="ce55" office:value-type="string" calcext:value-type="string" table:number-columns-spanned="1" table:number-rows-spanned="4">
            <text:p>Pozytywny</text:p>
          </table:table-cell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29" office:value-type="string" calcext:value-type="string" table:number-columns-spanned="1" table:number-rows-spanned="3">
            <text:p>Dodanie postaci do historii</text:p>
          </table:table-cell>
          <table:table-cell table:style-name="ce42" office:value-type="string" calcext:value-type="string" table:number-columns-spanned="1" table:number-rows-spanned="3">
            <text:p>Przetestowanie czy dodanie postaci poprzez jej oznaczenie w historii powoduje umiejscowienie jej w historii</text:p>
          </table:table-cell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covered-table-cell table:number-columns-repeated="6"/>
          <table:covered-table-cell table:style-name="ce39"/>
          <table:table-cell table:number-columns-repeated="2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14">
            <text:p>Obszar tworzenia sesji</text:p>
          </table:table-cell>
          <table:table-cell table:style-name="ce38" office:value-type="string" calcext:value-type="string" table:number-columns-spanned="1" table:number-rows-spanned="11">
            <text:p>Tworzenie sesji</text:p>
          </table:table-cell>
          <table:table-cell table:style-name="ce36" office:value-type="string" calcext:value-type="string" table:number-columns-spanned="1" table:number-rows-spanned="2">
            <text:p>Przetestowanie czy niezalogowany użytkownik może stworzyć sesję</text:p>
          </table:table-cell>
          <table:table-cell table:style-name="ce38" office:value-type="string" calcext:value-type="string" table:number-columns-spanned="1" table:number-rows-spanned="2">
            <text:p>#TC27</text:p>
          </table:table-cell>
          <table:table-cell table:style-name="ce24" table:number-columns-spanned="1" table:number-rows-spanned="2"/>
          <table:table-cell table:style-name="ce38" table:number-columns-spanned="1" table:number-rows-spanned="2"/>
          <table:table-cell table:style-name="ce36" office:value-type="string" calcext:value-type="string" table:number-columns-spanned="1" table:number-rows-spanned="2">
            <text:p>* Użytkownik nie jest zalogowany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3">
            <text:p>Przetestowanie czy zalogowany użytkownik może zapisać sesję</text:p>
          </table:table-cell>
          <table:table-cell table:style-name="ce38" office:value-type="string" calcext:value-type="string" table:number-columns-spanned="1" table:number-rows-spanned="3">
            <text:p>#TC28</text:p>
          </table:table-cell>
          <table:table-cell table:style-name="ce24" table:number-columns-spanned="1" table:number-rows-spanned="3"/>
          <table:table-cell table:style-name="ce38" table:number-columns-spanned="1" table:number-rows-spanned="3"/>
          <table:table-cell table:style-name="ce36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3">
            <text:p>Przetestowanie zapisu pustej sesji</text:p>
          </table:table-cell>
          <table:table-cell table:style-name="ce38" office:value-type="string" calcext:value-type="string" table:number-columns-spanned="1" table:number-rows-spanned="3">
            <text:p>#TC29</text:p>
          </table:table-cell>
          <table:table-cell table:style-name="ce24" table:number-columns-spanned="1" table:number-rows-spanned="3"/>
          <table:table-cell table:style-name="ce38" table:number-columns-spanned="1" table:number-rows-spanned="3"/>
          <table:table-cell table:style-name="ce36" office:value-type="string" calcext:value-type="string" table:number-columns-spanned="1" table:number-rows-spanned="3">
            <text:p>* Wymaga zalogowania się na konto użytkownika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3">
            <text:p>Przetestowanie walidacji pola Tytuł przy podaniu niewłaściwego wyrażenia</text:p>
          </table:table-cell>
          <table:table-cell table:style-name="ce38" office:value-type="string" calcext:value-type="string" table:number-columns-spanned="1" table:number-rows-spanned="3">
            <text:p>#TC30</text:p>
          </table:table-cell>
          <table:table-cell table:style-name="ce24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Edycja sesji</text:p>
          </table:table-cell>
          <table:table-cell table:style-name="ce36" office:value-type="string" calcext:value-type="string" table:number-columns-spanned="1" table:number-rows-spanned="3">
            <text:p>Przetestowanie czy edycja sesji spowoduje zapisanie nowych danych o sesji</text:p>
          </table:table-cell>
          <table:table-cell table:style-name="ce38" office:value-type="string" calcext:value-type="string" table:number-columns-spanned="1" table:number-rows-spanned="3">
            <text:p>#TC31</text:p>
          </table:table-cell>
          <table:table-cell table:style-name="ce24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3" table:style-name="ce27"/>
          <table:covered-table-cell table:style-name="ce59"/>
          <table:covered-table-cell table:number-columns-repeated="2" table:style-name="ce27"/>
          <table:table-cell table:number-columns-repeated="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35">
            <text:p>Obszar katalogu postaci</text:p>
          </table:table-cell>
          <table:table-cell table:style-name="ce29" office:value-type="string" calcext:value-type="string" table:number-columns-spanned="1" table:number-rows-spanned="4">
            <text:p>Zaawansowane filtrowanie postaci</text:p>
          </table:table-cell>
          <table:table-cell table:style-name="ce42" office:value-type="string" calcext:value-type="string" table:number-columns-spanned="1" table:number-rows-spanned="4">
            <text:p>Przetestowanie czy wybór dodatkowych filtrów spowoduje pojawienie się dodatkowych informacji o postaciach w tabeli</text:p>
          </table:table-cell>
          <table:table-cell table:style-name="ce29" office:value-type="string" calcext:value-type="string" table:number-columns-spanned="1" table:number-rows-spanned="4">
            <text:p>#TC32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Wymaga zapisania przynajmniej jednej postaci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1" office:value-type="string" calcext:value-type="string" table:number-columns-spanned="1" table:number-rows-spanned="8">
            <text:p>Wyszukiwanie istniejącej postaci</text:p>
          </table:table-cell>
          <table:table-cell table:style-name="ce42" office:value-type="string" calcext:value-type="string" table:number-columns-spanned="1" table:number-rows-spanned="4">
            <text:p>Przetestowanie działania wyszukiwania przy posiadaniu dwóch takich samych postaci</text:p>
          </table:table-cell>
          <table:table-cell table:style-name="ce29" office:value-type="string" calcext:value-type="string" table:number-columns-spanned="1" table:number-rows-spanned="4">
            <text:p>#TC33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Wymaga zapisania dwóch postaci o takich samych statystykach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4">
            <text:p>Przetestowanie czy każdy z filtrów, który pozwala wyszukać postać powoduje wyświetlenie postaci spełniających ustawione w nim kryteria</text:p>
          </table:table-cell>
          <table:table-cell table:style-name="ce29" office:value-type="string" calcext:value-type="string" table:number-columns-spanned="1" table:number-rows-spanned="4">
            <text:p>#TC34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Wymaga zapisania przynajmniej dwóch postaci o różnych statystykach 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covered-table-cell table:number-columns-repeated="3" table:style-name="ce29"/>
          <table:covered-table-cell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2" office:value-type="string" calcext:value-type="string" table:number-columns-spanned="1" table:number-rows-spanned="6">
            <text:p>Zmiana ilości postaci widocznych na liście</text:p>
          </table:table-cell>
          <table:table-cell table:style-name="ce42" office:value-type="string" calcext:value-type="string" table:number-columns-spanned="1" table:number-rows-spanned="6">
            <text:p>Przetestowanie czy wybieranie kolejnych wartości, które odpowiadają ilości wyświetlanych postaci na stronie powoduje wyświetlanie ilości postaci w wybranej każdorazowo ilości</text:p>
          </table:table-cell>
          <table:table-cell table:style-name="ce29" office:value-type="string" calcext:value-type="string" table:number-columns-spanned="1" table:number-rows-spanned="6">
            <text:p>#TC35</text:p>
          </table:table-cell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42" office:value-type="string" calcext:value-type="string" table:number-columns-spanned="1" table:number-rows-spanned="6">
            <text:p>* Wymaga zapisania postaci w liczbie równej lub większej największej możliwej ilości postaci do wyświetlenia na jednej stronie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3" office:value-type="string" calcext:value-type="string" table:number-columns-spanned="1" table:number-rows-spanned="8">
            <text:p>Sortowanie postaci po kolumnach tabeli</text:p>
          </table:table-cell>
          <table:table-cell table:style-name="ce42" office:value-type="string" calcext:value-type="string" table:number-columns-spanned="1" table:number-rows-spanned="4">
            <text:p>Przetestowanie opcji sortowania przy takich samych statystykach postaci</text:p>
          </table:table-cell>
          <table:table-cell table:style-name="ce29" office:value-type="string" calcext:value-type="string" table:number-columns-spanned="1" table:number-rows-spanned="4">
            <text:p>#TC36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Wymaga stworzenia dwóch postaci o takich samych statystykach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2"/>
          <table:table-cell table:style-name="ce42" office:value-type="string" calcext:value-type="string" table:number-columns-spanned="1" table:number-rows-spanned="4">
            <text:p>Przetestowanie opcji sortowania przy różnych statystykach postaci</text:p>
          </table:table-cell>
          <table:table-cell table:style-name="ce29" office:value-type="string" calcext:value-type="string" table:number-columns-spanned="1" table:number-rows-spanned="4">
            <text:p>#TC37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Wymaga zapisania przynajmniej dwóch postaci o różnych statystykach 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2" office:value-type="string" calcext:value-type="string" table:number-columns-spanned="1" table:number-rows-spanned="6">
            <text:p>Przemieszczanie się pomiędzy tabelami zawierającymi stworzone postacie</text:p>
          </table:table-cell>
          <table:table-cell table:style-name="ce42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29" office:value-type="string" calcext:value-type="string" table:number-columns-spanned="1" table:number-rows-spanned="6">
            <text:p>#TC38</text:p>
          </table:table-cell>
          <table:table-cell table:style-name="ce29" table:number-columns-spanned="1" table:number-rows-spanned="6"/>
          <table:table-cell table:style-name="ce29" table:number-columns-spanned="1" table:number-rows-spanned="6"/>
          <table:table-cell table:style-name="ce42" office:value-type="string" calcext:value-type="string" table:number-columns-spanned="1" table:number-rows-spanned="6">
            <text:p>* Wymaga zapisania postaci w liczbie przekraczającej możliwą ilość wyświetlanych postaci na jednej stronie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29" office:value-type="string" calcext:value-type="string" table:number-columns-spanned="1" table:number-rows-spanned="3">
            <text:p>Detale postaci</text:p>
          </table:table-cell>
          <table:table-cell table:style-name="ce42" office:value-type="string" calcext:value-type="string" table:number-columns-spanned="1" table:number-rows-spanned="3">
            <text:p>Przetestowanie czy kliknięcie opcji Detale przenosi użytkownika do widoku detali postaci</text:p>
          </table:table-cell>
          <table:table-cell table:style-name="ce29" office:value-type="string" calcext:value-type="string" table:number-columns-spanned="1" table:number-rows-spanned="3">
            <text:p>#TC39</text:p>
          </table:table-cell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zapisania przynajmniej jednej postaci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38">
            <text:p>Obszar katalogu historii</text:p>
          </table:table-cell>
          <table:table-cell table:style-name="ce38" office:value-type="string" calcext:value-type="string" table:number-columns-spanned="1" table:number-rows-spanned="4">
            <text:p>Zaawansowane filtrowanie historii</text:p>
          </table:table-cell>
          <table:table-cell table:style-name="ce36" office:value-type="string" calcext:value-type="string" table:number-columns-spanned="1" table:number-rows-spanned="4">
            <text:p>Przetestowanie czy wybór dodatkowych filtrów spowoduje pojawienie się dodatkowych informacji o historiach w tabeli</text:p>
          </table:table-cell>
          <table:table-cell table:style-name="ce38" office:value-type="string" calcext:value-type="string" table:number-columns-spanned="1" table:number-rows-spanned="4">
            <text:p>#TC32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6" office:value-type="string" calcext:value-type="string" table:number-columns-spanned="1" table:number-rows-spanned="4">
            <text:p>* Wymaga zapisania przynajmniej jednej historii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4" office:value-type="string" calcext:value-type="string" table:number-columns-spanned="1" table:number-rows-spanned="8">
            <text:p>Wyszukiwanie istniejącej historii</text:p>
          </table:table-cell>
          <table:table-cell table:style-name="ce36" office:value-type="string" calcext:value-type="string" table:number-columns-spanned="1" table:number-rows-spanned="4">
            <text:p>Przetestowanie działania wyszukiwania przy posiadaniu dwóch takich samych historii</text:p>
          </table:table-cell>
          <table:table-cell table:style-name="ce38" office:value-type="string" calcext:value-type="string" table:number-columns-spanned="1" table:number-rows-spanned="4">
            <text:p>#TC33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6" office:value-type="string" calcext:value-type="string" table:number-columns-spanned="1" table:number-rows-spanned="4">
            <text:p>* Wymaga zapisania dwóch historii o takich samych cechach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4">
            <text:p>Przetestowanie czy każdy z filtrów, który pozwala wyszukać historię powoduje wyświetlenie historii spełniających ustawione w nim kryteria</text:p>
          </table:table-cell>
          <table:table-cell table:style-name="ce38" office:value-type="string" calcext:value-type="string" table:number-columns-spanned="1" table:number-rows-spanned="4">
            <text:p>#TC34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6" office:value-type="string" calcext:value-type="string" table:number-columns-spanned="1" table:number-rows-spanned="4">
            <text:p>* Wymaga zapisania przynajmniej dwóch historii o różnych cechach 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6">
            <text:p>Zmiana ilości historii widocznych na liście</text:p>
          </table:table-cell>
          <table:table-cell table:style-name="ce36" office:value-type="string" calcext:value-type="string" table:number-columns-spanned="1" table:number-rows-spanned="6">
            <text:p>Przetestowanie czy wybieranie kolejnych wartości, które odpowiadają ilości wyświetlanych historii na stronie powoduje wyświetlanie ilości historii w wybranej każdorazowo ilości</text:p>
          </table:table-cell>
          <table:table-cell table:style-name="ce38" office:value-type="string" calcext:value-type="string" table:number-columns-spanned="1" table:number-rows-spanned="6">
            <text:p>#TC35</text:p>
          </table:table-cell>
          <table:table-cell table:style-name="ce38" table:number-columns-spanned="1" table:number-rows-spanned="6"/>
          <table:table-cell table:style-name="ce38" table:number-columns-spanned="1" table:number-rows-spanned="6"/>
          <table:table-cell table:style-name="ce36" office:value-type="string" calcext:value-type="string" table:number-columns-spanned="1" table:number-rows-spanned="6">
            <text:p>* Wymaga zapisania historii w liczbie równej lub większej największej możliwej ilości historii do wyświetlenia na jednej stronie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4">
          <table:table-cell table:number-columns-repeated="6"/>
          <table:covered-table-cell/>
          <table:table-cell table:style-name="ce31" office:value-type="string" calcext:value-type="string" table:number-columns-spanned="1" table:number-rows-spanned="8">
            <text:p>Sortowanie historii po kolumnach tabeli</text:p>
          </table:table-cell>
          <table:table-cell table:style-name="ce36" office:value-type="string" calcext:value-type="string" table:number-columns-spanned="1" table:number-rows-spanned="4">
            <text:p>Przetestowanie opcji sortowania przy takich samych cechach historii</text:p>
          </table:table-cell>
          <table:table-cell table:style-name="ce38" office:value-type="string" calcext:value-type="string" table:number-columns-spanned="1" table:number-rows-spanned="4">
            <text:p>#TC36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6" office:value-type="string" calcext:value-type="string" table:number-columns-spanned="1" table:number-rows-spanned="4">
            <text:p>Wymaga stworzenia dwóch historii o takich samych cechach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style-name="ce27"/>
          <table:table-cell table:style-name="ce36" office:value-type="string" calcext:value-type="string" table:number-columns-spanned="1" table:number-rows-spanned="4">
            <text:p>Przetestowanie opcji sortowania przy różnych cechach historii</text:p>
          </table:table-cell>
          <table:table-cell table:style-name="ce38" office:value-type="string" calcext:value-type="string" table:number-columns-spanned="1" table:number-rows-spanned="4">
            <text:p>#TC37</text:p>
          </table:table-cell>
          <table:table-cell table:style-name="ce38" table:number-columns-spanned="1" table:number-rows-spanned="4"/>
          <table:table-cell table:style-name="ce38" table:number-columns-spanned="1" table:number-rows-spanned="4"/>
          <table:table-cell table:style-name="ce36" office:value-type="string" calcext:value-type="string" table:number-columns-spanned="1" table:number-rows-spanned="4">
            <text:p>* Wymaga zapisania przynajmniej dwóch historii o różnych cechach 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6">
            <text:p>Przemieszczanie się pomiędzy tabelami zawierającymi stworzone historie</text:p>
          </table:table-cell>
          <table:table-cell table:style-name="ce36" office:value-type="string" calcext:value-type="string" table:number-columns-spanned="1" table:number-rows-spanned="6">
            <text:p>Przetestowanie czy naciśnięcie przycisku powoduje przeniesienie użytkownika do kolejnej tabeli</text:p>
          </table:table-cell>
          <table:table-cell table:style-name="ce38" office:value-type="string" calcext:value-type="string" table:number-columns-spanned="1" table:number-rows-spanned="6">
            <text:p>#TC38</text:p>
          </table:table-cell>
          <table:table-cell table:style-name="ce38" table:number-columns-spanned="1" table:number-rows-spanned="6"/>
          <table:table-cell table:style-name="ce38" table:number-columns-spanned="1" table:number-rows-spanned="6"/>
          <table:table-cell table:style-name="ce36" office:value-type="string" calcext:value-type="string" table:number-columns-spanned="1" table:number-rows-spanned="6">
            <text:p>* Wymaga zapisania historii w liczbie przekraczającej możliwą ilość wyświetlanych historii na jednej stronie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2" table:style-name="ce27"/>
          <table:covered-table-cell table:number-columns-repeated="3" table:style-name="ce38"/>
          <table:covered-table-cell table:style-name="ce36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8" office:value-type="string" calcext:value-type="string" table:number-columns-spanned="1" table:number-rows-spanned="3">
            <text:p>Detale historii</text:p>
          </table:table-cell>
          <table:table-cell table:style-name="ce36" office:value-type="string" calcext:value-type="string" table:number-columns-spanned="1" table:number-rows-spanned="3">
            <text:p>Przetestowanie czy kliknięcie opcji Detale przenosi użytkownika do widoku detali historii</text:p>
          </table:table-cell>
          <table:table-cell table:style-name="ce38" office:value-type="string" calcext:value-type="string" table:number-columns-spanned="1" table:number-rows-spanned="3">
            <text:p>#TC40</text:p>
          </table:table-cell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6" office:value-type="string" calcext:value-type="string" table:number-columns-spanned="1" table:number-rows-spanned="3">
            <text:p>* Wymaga zapisania przynajmniej jednej historii</text:p>
          </table:table-cell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36" office:value-type="string" calcext:value-type="string" table:number-columns-spanned="1" table:number-rows-spanned="3">
            <text:p>Przemieszczanie się pomiędzy historiami z poziomu Detali historii</text:p>
          </table:table-cell>
          <table:table-cell table:style-name="ce36" office:value-type="string" calcext:value-type="string" table:number-columns-spanned="1" table:number-rows-spanned="3">
            <text:p>Przetestowanie czy kliknięcie opcji przeniesienia do następnej historii powoduje przejście do następnej historii</text:p>
          </table:table-cell>
          <table:table-cell table:style-name="ce38" office:value-type="string" calcext:value-type="string" table:number-columns-spanned="1" table:number-rows-spanned="3">
            <text:p>#TC41</text:p>
          </table:table-cell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table-cell table:style-name="ce24" office:value-type="string" calcext:value-type="string" table:number-columns-spanned="1" table:number-rows-spanned="14">
            <text:p>Obszar widoczności sesji</text:p>
          </table:table-cell>
          <table:table-cell table:style-name="ce44" office:value-type="string" calcext:value-type="string" table:number-columns-spanned="1" table:number-rows-spanned="3">
            <text:p>Dodawanie postaci do sesji (opcja dla Mistrza Gry)</text:p>
          </table:table-cell>
          <table:table-cell table:style-name="ce42" office:value-type="string" calcext:value-type="string" table:number-columns-spanned="1" table:number-rows-spanned="3">
            <text:p>Przetestowanie czy dodanie postaci do sesji powoduje jej umiejscowienie w stworzonej sesji</text:p>
          </table:table-cell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29" table:number-columns-spanned="1" table:number-rows-spanned="3"/>
          <table:table-cell table:style-name="ce42" office:value-type="string" calcext:value-type="string" table:number-columns-spanned="1" table:number-rows-spanned="3">
            <text:p>* Wymaga stworzenia sesji</text:p>
            <text:p>* Wymaga zalogowania się na konto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3" office:value-type="string" calcext:value-type="string" table:number-columns-spanned="1" table:number-rows-spanned="4">
            <text:p>Manipulacja widocznością atrybutów postaci (opcja dla Mistrza Gry)</text:p>
          </table:table-cell>
          <table:table-cell table:style-name="ce42" office:value-type="string" calcext:value-type="string" table:number-columns-spanned="1" table:number-rows-spanned="4">
            <text:p>Przetestowanie czy gracz uczestniczący w sesji widzi zmiany w atrybutach postaci wprowadzone przez Mistrza Gry</text:p>
          </table:table-cell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29" table:number-columns-spanned="1" table:number-rows-spanned="4"/>
          <table:table-cell table:style-name="ce42" office:value-type="string" calcext:value-type="string" table:number-columns-spanned="1" table:number-rows-spanned="4">
            <text:p>* Wymaga stworzenia sesji * Wymaga zalogowania się na konto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/>
          <table:table-cell table:style-name="ce44" office:value-type="string" calcext:value-type="string" table:number-columns-spanned="1" table:number-rows-spanned="7">
            <text:p>Udostępnianie sesji poprzez link do sesji (opcja dla Mistrza Gry)</text:p>
          </table:table-cell>
          <table:table-cell table:style-name="ce42" office:value-type="string" calcext:value-type="string" table:number-columns-spanned="1" table:number-rows-spanned="7">
            <text:p>Przetestowanie czy udostępniony przez Mistrza Gry link do sesji przekierowuje gracza do widoku sesji</text:p>
          </table:table-cell>
          <table:table-cell table:style-name="ce29" table:number-columns-spanned="1" table:number-rows-spanned="7"/>
          <table:table-cell table:style-name="ce29" table:number-columns-spanned="1" table:number-rows-spanned="7"/>
          <table:table-cell table:style-name="ce29" table:number-columns-spanned="1" table:number-rows-spanned="7"/>
          <table:table-cell table:style-name="ce42" office:value-type="string" calcext:value-type="string" table:number-columns-spanned="1" table:number-rows-spanned="7">
            <text:p>* Wymaga stworzenia sesji</text:p>
            <text:p>* Wymaga zalogowania się na konto</text:p>
            <text:p>* Wymaga otwarcia aplikacji jako niezalogowany użytkownik w innej przeglądarce</text:p>
          </table:table-cell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covered-table-cell table:number-columns-repeated="7"/>
          <table:table-cell table:number-columns-repeated="2"/>
        </table:table-row>
        <table:table-row table:style-name="ro2">
          <table:table-cell table:number-columns-repeated="6"/>
          <table:table-cell table:style-name="ce25" office:value-type="string" calcext:value-type="string" table:number-columns-spanned="1" table:number-rows-spanned="3">
            <text:p>Obszar głównego menu</text:p>
          </table:table-cell>
          <table:table-cell table:style-name="ce31" office:value-type="string" calcext:value-type="string" table:number-columns-spanned="1" table:number-rows-spanned="3">
            <text:p>Przekierowanie do zewnętrznych stron poprzez odnośniki w aplikacji</text:p>
          </table:table-cell>
          <table:table-cell table:style-name="ce36" office:value-type="string" calcext:value-type="string" table:number-columns-spanned="1" table:number-rows-spanned="3">
            <text:p>Przetestowanie czy kliknięcie odnośników powoduje przenoszenie do zewnętrznych stron</text:p>
          </table:table-cell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style-name="ce38" table:number-columns-spanned="1" table:number-rows-spanned="3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  <table:table-row table:style-name="ro2">
          <table:table-cell table:number-columns-repeated="6"/>
          <table:covered-table-cell/>
          <table:covered-table-cell table:number-columns-repeated="6" table:style-name="ce2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ndale Sans UI" svg:font-family="'Andale Sans UI', 'Arial Unicode MS'" style:font-pitch="variable"/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9">00.00.0000</text:date>, <text:time style:data-style-name="N2" text:time-value="09:57:56.71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1:07:07.073000000</meta:creation-date>
    <dc:date>2022-04-19T11:22:15.526000000</dc:date>
    <meta:editing-duration>PT4H54M12S</meta:editing-duration>
    <meta:editing-cycles>22</meta:editing-cycles>
    <meta:generator>LibreOffice/7.3.0.3$Windows_X86_64 LibreOffice_project/0f246aa12d0eee4a0f7adcefbf7c878fc2238db3</meta:generator>
    <meta:document-statistic meta:table-count="1" meta:cell-count="239" meta:object-count="0"/>
  </office:meta>
</office:document-meta>
</file>